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136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row table:style-name="ro1">
          <table:table-cell table:style-name="ce1" office:value-type="string">
            <text:p>Parallel Port to dual Mighty Drives cable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3" office:value-type="string">
            <text:p>Parallel Port</text:p>
          </table:table-cell>
          <table:table-cell table:style-name="ce3" office:value-type="string">
            <text:p>Mighty Drive 1</text:p>
          </table:table-cell>
          <table:table-cell table:style-name="ce3" office:value-type="string">
            <text:p>Mighty Drive 2</text:p>
          </table:table-cell>
          <table:table-cell table:style-name="ce3" office:value-type="string">
            <text:p>PP Name</text:p>
          </table:table-cell>
          <table:table-cell table:style-name="ce3" office:value-type="string">
            <text:p>MD1 Name</text:p>
          </table:table-cell>
          <table:table-cell table:style-name="ce3" office:value-type="string">
            <text:p>MD2 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0</text:p>
          </table:table-cell>
          <table:table-cell/>
          <table:table-cell office:value-type="string">
            <text:p>M2 d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0</text:p>
          </table:table-cell>
          <table:table-cell office:value-type="string">
            <text:p>M1 dir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1</text:p>
          </table:table-cell>
          <table:table-cell office:value-type="string">
            <text:p>M1 clock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2</text:p>
          </table:table-cell>
          <table:table-cell office:value-type="string">
            <text:p>M2 dir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3</text:p>
          </table:table-cell>
          <table:table-cell office:value-type="string">
            <text:p>M2 clock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4</text:p>
          </table:table-cell>
          <table:table-cell office:value-type="string">
            <text:p>M3 di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5</text:p>
          </table:table-cell>
          <table:table-cell office:value-type="string">
            <text:p>M3 clock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6</text:p>
          </table:table-cell>
          <table:table-cell/>
          <table:table-cell office:value-type="string">
            <text:p>M1 dir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7</text:p>
          </table:table-cell>
          <table:table-cell/>
          <table:table-cell office:value-type="string">
            <text:p>M1 cloc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1</text:p>
          </table:table-cell>
          <table:table-cell/>
          <table:table-cell office:value-type="string">
            <text:p>M2 clock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2</text:p>
          </table:table-cell>
          <table:table-cell/>
          <table:table-cell office:value-type="string">
            <text:p>M3 dir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3</text:p>
          </table:table-cell>
          <table:table-cell/>
          <table:table-cell office:value-type="string">
            <text:p>M3 cloc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table:number-columns-repeated="3" office:value-type="string">
            <text:p>ground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5" office:value-type="string">
            <text:p>Notes: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Mighty Drive motor M4 is not connected for either drive. This cable supports 6 motors only, 3 per MD.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Cable has one DB-25 male connector on the Parallel Port end, and two DB-25 male connectors on the Mighty Drive ends.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Split the cable near the Parallel Port end so that the Mighty Drives can be as far from each other as possible.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Cable should be about 2 meters long.</text:p>
          </table:table-cell>
          <table:table-cell table:style-name="Default"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xi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9">08/09/2006</text:date>, <text:time>13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8-09T13:03:29</meta:creation-date>
    <dc:date>2006-08-09T13:59:25</dc:date>
    <meta:print-date>2006-08-09T13:38:38</meta:print-date>
    <dc:language>en-US</dc:language>
    <meta:editing-cycles>6</meta:editing-cycles>
    <meta:editing-duration>PT35M57S</meta:editing-duration>
    <meta:user-defined meta:name="Info 1"/>
    <meta:user-defined meta:name="Info 2"/>
    <meta:user-defined meta:name="Info 3"/>
    <meta:user-defined meta:name="Info 4"/>
    <meta:document-statistic meta:table-count="3" meta:cell-count="78"/>
  </office:meta>
</office:document-meta>
</file>